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53a9" officeooo:paragraph-rsid="000353a9"/>
    </style:style>
    <style:style style:name="P2" style:family="paragraph" style:parent-style-name="Standard">
      <style:text-properties style:text-underline-style="solid" style:text-underline-width="auto" style:text-underline-color="font-color" officeooo:rsid="0003c159" officeooo:paragraph-rsid="0003c159"/>
    </style:style>
    <style:style style:name="P3" style:family="paragraph" style:parent-style-name="Standard">
      <style:text-properties style:text-underline-style="none" officeooo:rsid="000353a9" officeooo:paragraph-rsid="000353a9"/>
    </style:style>
    <style:style style:name="P4" style:family="paragraph" style:parent-style-name="Standard">
      <style:text-properties style:text-underline-style="none" officeooo:rsid="0003c159" officeooo:paragraph-rsid="0003c159"/>
    </style:style>
    <style:style style:name="P5" style:family="paragraph" style:parent-style-name="Standard">
      <style:text-properties style:text-underline-style="none" officeooo:rsid="0005b189" officeooo:paragraph-rsid="0005b189"/>
    </style:style>
    <style:style style:name="P6" style:family="paragraph" style:parent-style-name="Standard">
      <style:text-properties style:text-underline-style="none" officeooo:rsid="0006f4e1" officeooo:paragraph-rsid="0006f4e1"/>
    </style:style>
    <style:style style:name="P7" style:family="paragraph" style:parent-style-name="Standard">
      <style:text-properties style:text-underline-style="none" officeooo:rsid="000a5bfa" officeooo:paragraph-rsid="000a5bfa"/>
    </style:style>
    <style:style style:name="P8" style:family="paragraph" style:parent-style-name="Standard">
      <style:text-properties style:text-underline-style="none" officeooo:rsid="000c1632" officeooo:paragraph-rsid="000c1632"/>
    </style:style>
    <style:style style:name="T1" style:family="text">
      <style:text-properties officeooo:rsid="0003c159"/>
    </style:style>
    <style:style style:name="T2" style:family="text">
      <style:text-properties officeooo:rsid="00072563"/>
    </style:style>
    <style:style style:name="T3" style:family="text">
      <style:text-properties officeooo:rsid="000a9ab6"/>
    </style:style>
    <style:style style:name="T4" style:family="text">
      <style:text-properties officeooo:rsid="000bb3e2"/>
    </style:style>
    <style:style style:name="T5" style:family="text">
      <style:text-properties officeooo:rsid="000c1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</text:p>
      <text:p text:style-name="P3">Task manager - click the red one's notes on the left</text:p>
      <text:p text:style-name="P3">Copy any important notes to notepad then save<text:span text:style-name="T2"> as auction date: yyyymmdd CHART OF ITEMS</text:span></text:p>
      <text:p text:style-name="P3"><text:span text:style-name="T3">In the popup s</text:span>horten the character length if needed</text:p>
      <text:p text:style-name="P3"/>
      <text:p text:style-name="P1">Check Auction Table</text:p>
      <text:p text:style-name="P3">Opens Automatically</text:p>
      <text:p text:style-name="P3">Make changes if needed</text:p>
      <text:p text:style-name="P3">Continue</text:p>
      <text:p text:style-name="P3"/>
      <text:p text:style-name="P1">Dated Table/Link Table</text:p>
      <text:p text:style-name="P3">Setup-FE</text:p>
      <text:p text:style-name="P8">Tables</text:p>
      <text:p text:style-name="P3">New</text:p>
      <text:p text:style-name="P6">Link</text:p>
      <text:p text:style-name="P6">OBC</text:p>
      <text:p text:style-name="P6">MySQL</text:p>
      <text:p text:style-name="P3">Phil Folder &gt; users_phil &gt; design view</text:p>
      <text:p text:style-name="P3"/>
      <text:p text:style-name="P1">Set Order</text:p>
      <text:p text:style-name="P3">Listing-FE</text:p>
      <text:p text:style-name="P3">Phil Folder &gt; Spell <text:span text:style-name="T2">C</text:span>heck<text:span text:style-name="T2"> last few columns</text:span></text:p>
      <text:p text:style-name="P3">Setting order</text:p>
      <text:p text:style-name="P3">Read notepad notes from earlier</text:p>
      <text:p text:style-name="P3">Excell lot numbers from Phil user folder</text:p>
      <text:p text:style-name="P3">"Tables" from earlier shows the current lot number we're on</text:p>
      <text:p text:style-name="P3"/>
      <text:p text:style-name="P1">Front End</text:p>
      <text:p text:style-name="P3">Copy the latest ones with the right day of the week and rename them</text:p>
      <text:p text:style-name="P3">Open &gt; make proper changes needed</text:p>
      <text:p text:style-name="P3">The previous file of same<text:span text:style-name="T4"> auction</text:span> type has titles and the 3 big sections to copy over</text:p>
      <text:p text:style-name="P3">The last auction has the shipping information</text:p>
      <text:p text:style-name="P7">Add new line of shipping info and delete old lines</text:p>
      <text:p text:style-name="P3">tbl_templates has item quantity if needed</text:p>
      <text:p text:style-name="P3">The last auction has all the home stuff to be coppied to the new home</text:p>
      <text:p text:style-name="P3"/>
      <text:p text:style-name="P1">Bruce</text:p>
      <text:p text:style-name="P3">Chart</text:p>
      <text:p text:style-name="P3">Shortcuts</text:p>
      <text:p text:style-name="P3">Image search on the task manager page if needed (<text:span text:style-name="T1">search auction tables</text:span>)</text:p>
      <text:p text:style-name="P3"/>
      <text:p text:style-name="P2">Titles</text:p>
      <text:p text:style-name="P4">Listing-FE</text:p>
      <text:p text:style-name="P4">Phil folder</text:p>
      <text:p text:style-name="P4">Creating titles</text:p>
      <text:p text:style-name="P4">Close</text:p>
      <text:p text:style-name="P4">Print the labels</text:p>
      <text:p text:style-name="P4"/>
      <text:p text:style-name="P2">Special Notes</text:p>
      <text:p text:style-name="P4"><text:soft-page-break/>Orange image button on task manager page</text:p>
      <text:p text:style-name="P4">Hit cancel if it's done or errored &gt; restart if it was errored</text:p>
      <text:p text:style-name="P4">Landing Page</text:p>
      <text:p text:style-name="P4">Familiar process</text:p>
      <text:p text:style-name="P4"/>
      <text:p text:style-name="P2">Export Auction</text:p>
      <text:p text:style-name="P5">Task Manager &gt; Export Auction</text:p>
      <text:p text:style-name="P5">Preview the pages and click on links to be sure they work righ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12:55.887000000</meta:creation-date>
    <dc:date>2019-07-16T09:51:10.229000000</dc:date>
    <meta:editing-duration>PT57M50S</meta:editing-duration>
    <meta:editing-cycles>8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9" meta:word-count="245" meta:character-count="1357" meta:non-whitespace-character-count="1161"/>
  </office:meta>
</office:document-meta>
</file>